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" svg:font-family="Ari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font-weight="normal" officeooo:rsid="01a0d9b3" officeooo:paragraph-rsid="00015bd0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2pt" fo:font-weight="bold" officeooo:rsid="01a0d9b3" officeooo:paragraph-rsid="00030693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paragraph-rsid="0004516b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paragraph-rsid="00030693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2pt" officeooo:paragraph-rsid="00015bd0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2pt" officeooo:paragraph-rsid="0005c6e6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2pt" officeooo:paragraph-rsid="0008f69b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2pt" officeooo:paragraph-rsid="000b92cf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2pt" officeooo:paragraph-rsid="000ea0ea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2pt" officeooo:paragraph-rsid="001057ba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2pt" officeooo:paragraph-rsid="00139afd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2pt" officeooo:rsid="001be426" officeooo:paragraph-rsid="001be426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2pt" officeooo:rsid="001f054f" officeooo:paragraph-rsid="001f054f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2pt" fo:font-weight="normal" officeooo:rsid="01a0d9b3" officeooo:paragraph-rsid="00015bd0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Arial" fo:font-size="12pt" fo:font-weight="normal" officeooo:rsid="01a0d9b3" officeooo:paragraph-rsid="0005c6e6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12pt" fo:font-weight="normal" officeooo:rsid="01a0d9b3" officeooo:paragraph-rsid="0008f69b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12pt" fo:font-weight="normal" officeooo:rsid="01a0d9b3" officeooo:paragraph-rsid="000b92cf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Arial" fo:font-size="12pt" fo:font-weight="normal" officeooo:rsid="01a0d9b3" officeooo:paragraph-rsid="000ea0ea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2pt" fo:font-weight="normal" officeooo:rsid="01a0d9b3" officeooo:paragraph-rsid="001057b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2pt" fo:font-weight="bold" officeooo:rsid="001f054f" officeooo:paragraph-rsid="001f054f" style:font-size-asian="12pt" style:font-weight-asian="bold" style:font-size-complex="12pt" style:font-weight-complex="bold"/>
    </style:style>
    <style:style style:name="T1" style:family="text">
      <style:text-properties officeooo:rsid="01b72bb7"/>
    </style:style>
    <style:style style:name="T2" style:family="text">
      <style:text-properties officeooo:rsid="01bafa85"/>
    </style:style>
    <style:style style:name="T3" style:family="text">
      <style:text-properties officeooo:rsid="01c591e6"/>
    </style:style>
    <style:style style:name="T4" style:family="text">
      <style:text-properties officeooo:rsid="01c6bdd3"/>
    </style:style>
    <style:style style:name="T5" style:family="text">
      <style:text-properties officeooo:rsid="00015bd0"/>
    </style:style>
    <style:style style:name="T6" style:family="text">
      <style:text-properties fo:font-size="12pt" fo:font-weight="normal" officeooo:rsid="01b72bb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1a0d9b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3069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8f69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0f543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39afd" style:font-size-asian="12pt" style:font-weight-asian="normal" style:font-size-complex="12pt" style:font-weight-complex="normal"/>
    </style:style>
    <style:style style:name="T12" style:family="text">
      <style:text-properties fo:font-size="12pt" officeooo:rsid="01a0d9b3" style:font-size-asian="12pt" style:font-size-complex="12pt"/>
    </style:style>
    <style:style style:name="T13" style:family="text">
      <style:text-properties fo:font-size="12pt" officeooo:rsid="00030693" style:font-size-asian="12pt" style:font-size-complex="12pt"/>
    </style:style>
    <style:style style:name="T14" style:family="text">
      <style:text-properties fo:font-size="12pt" officeooo:rsid="0010f543" style:font-size-asian="12pt" style:font-size-complex="12pt"/>
    </style:style>
    <style:style style:name="T15" style:family="text">
      <style:text-properties officeooo:rsid="00030693"/>
    </style:style>
    <style:style style:name="T16" style:family="text">
      <style:text-properties officeooo:rsid="0004d409"/>
    </style:style>
    <style:style style:name="T17" style:family="text">
      <style:text-properties officeooo:rsid="0008c95c"/>
    </style:style>
    <style:style style:name="T18" style:family="text">
      <style:text-properties officeooo:rsid="000aabdf"/>
    </style:style>
    <style:style style:name="T19" style:family="text">
      <style:text-properties officeooo:rsid="000bbece"/>
    </style:style>
    <style:style style:name="T20" style:family="text">
      <style:text-properties officeooo:rsid="00104032"/>
    </style:style>
    <style:style style:name="T21" style:family="text">
      <style:text-properties officeooo:rsid="0010875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b72bb7" style:font-weight-asian="normal" style:font-weight-complex="normal"/>
    </style:style>
    <style:style style:name="T24" style:family="text">
      <style:text-properties fo:font-weight="normal" officeooo:rsid="01a0d9b3" style:font-weight-asian="normal" style:font-weight-complex="normal"/>
    </style:style>
    <style:style style:name="T25" style:family="text">
      <style:text-properties fo:font-weight="normal" officeooo:rsid="0008f69b" style:font-weight-asian="normal" style:font-weight-complex="normal"/>
    </style:style>
    <style:style style:name="T26" style:family="text">
      <style:text-properties fo:font-weight="normal" officeooo:rsid="00139afd" style:font-weight-asian="normal" style:font-weight-complex="normal"/>
    </style:style>
    <style:style style:name="T27" style:family="text">
      <style:text-properties fo:font-weight="normal" officeooo:rsid="0020c4e2" style:font-weight-asian="normal" style:font-weight-complex="normal"/>
    </style:style>
    <style:style style:name="T28" style:family="text">
      <style:text-properties fo:font-weight="normal" officeooo:rsid="0023de16" style:font-weight-asian="normal" style:font-weight-complex="normal"/>
    </style:style>
    <style:style style:name="T29" style:family="text">
      <style:text-properties officeooo:rsid="0020c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3">A</text:span><text:span text:style-name="T22">luno: Gustavo Luiz Gordoni</text:span></text:p>
      <text:p text:style-name="P13"><text:span text:style-name="T22">Disciplina: </text:span><text:span text:style-name="T27">Estrutura de Dados </text:span><text:span text:style-name="T28">I</text:span></text:p>
      <text:p text:style-name="P20"><text:span text:style-name="Strong_20_Emphasis"/></text:p>
      <text:p text:style-name="P20"><text:span text:style-name="Strong_20_Emphasis">Lista de Exercícios Teóricos para Revisão – Ponteiro e Alocação dinâmica</text:span></text:p>
      <text:p text:style-name="P13"><text:span text:style-name="T27"/></text:p>
      <text:p text:style-name="P5"><text:span text:style-name="T23">1. </text:span>Explique o que é um ponteiro e qual a sua função principal em programação.</text:p>
      <text:p text:style-name="P14"><text:span text:style-name="T5">R:</text:span><text:span text:style-name="T1"> </text:span>Um ponteiro é uma variável que guarda o endereço de outra variável. Ele permite acessar e manipular a memória de forma indireta.</text:p>
      <text:p text:style-name="P14"/>
      <text:p text:style-name="P6"><text:span text:style-name="T24">4. </text:span>Como se acessa o valor da variável que um ponteiro aponta?</text:p>
      <text:p text:style-name="P15"><text:span text:style-name="T17">R: </text:span>Para acessar o valor de uma variável apontada, utiliza-se o operador <text:span text:style-name="T2">*</text:span>.</text:p>
      <text:p text:style-name="P14"/>
      <text:p text:style-name="P7"><text:span text:style-name="T24">5. </text:span><text:span text:style-name="T25">C</text:span>omo se atribui um valor a uma variável através de um ponteiro?</text:p>
      <text:p text:style-name="P16"><text:span text:style-name="T18">R:</text:span> Um valor pode ser atribuído à variável apontada escrevendo “*ptr = valor;”, o que altera diretamente o conteúdo da variável original.</text:p>
      <text:p text:style-name="P14"/>
      <text:p text:style-name="P8"><text:span text:style-name="T24">6. </text:span>Como se inicializa um ponteiro com o endereço de uma variável (com exceção para arrays)?</text:p>
      <text:p text:style-name="P17"><text:span text:style-name="T19">R: </text:span>Para inicializar um ponteiro com o endereço de uma variável, utiliza-se o operador &amp;, como em: “int x; int *p = &amp;x;”.</text:p>
      <text:p text:style-name="P14"/>
      <text:p text:style-name="P9"><text:span text:style-name="T24">7. </text:span>Diferencie a passagem de parâmetros por valor e a passagem por referência em funções, </text:p>
      <text:p text:style-name="P18"><text:span text:style-name="T20">R; </text:span>Na passagem por valor, a função trabalha com uma cópia da variável e não altera o original. Já na passagem por referência, a função manipula diretamente o valor original, o que pode ser feito com ponteiros.</text:p>
      <text:p text:style-name="P14"/>
      <text:p text:style-name="P10"><text:span text:style-name="T24">8. </text:span>Qual a vantagem de passar structs por referência para uma função?</text:p>
      <text:p text:style-name="P19"><text:span text:style-name="T21">R: </text:span>Passar uma struct por referência é vantajoso porque evita a cópia completa da estrutura, economizando memória e tempo de processamento.</text:p>
      <text:p text:style-name="P14"/>
      <text:p text:style-name="P11"><text:span text:style-name="T24">10. </text:span>Quais são as duas formas de acessar as informações de uma struct quando se utiliza um ponteiro para ela?</text:p>
      <text:p text:style-name="P11"><text:span text:style-name="T26">R: </text:span><text:span text:style-name="T24">As informações de uma struct podem ser acessadas de duas formas: usando “(*ptr).campo” ou de forma simplificada com “ptr-&gt;campo”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" svg:font-family="Ari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5:04:29.653658884</meta:creation-date>
    <dc:date>2025-08-27T15:12:41.399153057</dc:date>
    <meta:editing-duration>PT7M53S</meta:editing-duration>
    <meta:editing-cycles>33</meta:editing-cycles>
    <meta:generator>LibreOffice/24.2.7.2$Linux_X86_64 LibreOffice_project/420$Build-2</meta:generator>
    <meta:print-date>2025-08-27T15:10:52.650992296</meta:print-date>
    <meta:printed-by>PDF files</meta:printed-by>
    <meta:document-statistic meta:table-count="0" meta:image-count="0" meta:object-count="0" meta:page-count="1" meta:paragraph-count="17" meta:word-count="281" meta:character-count="1631" meta:non-whitespace-character-count="1365"/>
  </office:meta>
</office:document-meta>
</file>